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odifications</text:p>
          </table:table-cell>
          <table:table-cell office:value-type="string" calcext:value-type="string">
            <text:p>Subroutine/Func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Completed ?</text:p>
          </table:table-cell>
          <table:table-cell office:value-type="string" calcext:value-type="string">
            <text:p>Documented ?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kedList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Table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yRingClass.f9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ter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ebyshev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gendre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grange_1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grange_2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grange_3D_Class.f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deClass_1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eClass_2D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deClass_3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veClass_1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veClass_2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veClass_3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dge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rfaceClass_3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ctor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ppedGeometryClass_1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ppedGeometryClass_2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ppedGeometryClass_3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adElement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xElement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adMesh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xMeshClass.f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gse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GSEMSolutionStorageClass_1D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GSEMSolutionStorageClass_2D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GSEMSolutionStorageClass_3D.f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gse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liptic1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gsemElliptic_2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gsemPreconditioner_2D_class.f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t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dalCutoffFilter1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alCutoffFilter2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alCutoffFilter3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llOffFilter1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llOffFilter2D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llOffFilter3D_Class.f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undaryCommunicator2D_Class.f90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highend/shallowwa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ervativeShallowWater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rvativeShallowWaterClass_MPI.f9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highend/BarotropicShelfWav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rotropicShelfWaves_Class.f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ongShelf_Class.f9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highend/BaroclinicShelfWav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roclinicShelfWaves_Class.f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9:47:35.480003715</meta:creation-date>
    <dc:date>2016-06-21T20:05:19.179917257</dc:date>
    <meta:editing-duration>PT15M49S</meta:editing-duration>
    <meta:editing-cycles>10</meta:editing-cycles>
    <meta:generator>LibreOffice/4.2.8.2$Linux_X86_64 LibreOffice_project/420m0$Build-2</meta:generator>
    <meta:document-statistic meta:table-count="1" meta:cell-count="62" meta:object-count="0"/>
  </office:meta>
</office:document-meta>
</file>